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, monospace"/>
    <style:font-face style:name="sans-serif" svg:font-family="sans-serif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Source Han Sans CN1" svg:font-family="'Source Han Sans CN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officeooo:rsid="00103317" officeooo:paragraph-rsid="001859ae" style:font-size-asian="25pt" style:font-size-complex="25pt"/>
    </style:style>
    <style:style style:name="P2" style:family="paragraph" style:parent-style-name="Standard">
      <style:paragraph-properties fo:text-align="center" style:justify-single-word="false"/>
      <style:text-properties fo:font-size="25pt" officeooo:rsid="001859ae" officeooo:paragraph-rsid="001859ae" style:font-size-asian="25pt" style:font-size-complex="25pt"/>
    </style:style>
    <style:style style:name="P3" style:family="paragraph" style:parent-style-name="Standard">
      <style:paragraph-properties fo:text-align="start" style:justify-single-word="false"/>
      <style:text-properties fo:font-size="12pt" officeooo:rsid="00103317" officeooo:paragraph-rsid="001859ae" style:font-size-asian="10.5pt" style:font-size-complex="12pt"/>
    </style:style>
    <style:style style:name="P4" style:family="paragraph" style:parent-style-name="Standard">
      <style:paragraph-properties fo:line-height="200%" fo:text-align="start" style:justify-single-word="false"/>
      <style:text-properties fo:font-size="12pt" officeooo:rsid="001859ae" officeooo:paragraph-rsid="001859ae" style:font-size-asian="10.5pt" style:font-size-complex="12pt"/>
    </style:style>
    <style:style style:name="P5" style:family="paragraph" style:parent-style-name="Standard">
      <style:paragraph-properties fo:line-height="200%" fo:text-align="start" style:justify-single-word="false"/>
      <style:text-properties fo:font-size="12pt" officeooo:rsid="0019e27b" officeooo:paragraph-rsid="0019e27b" style:font-size-asian="10.5pt" style:font-size-complex="12pt"/>
    </style:style>
    <style:style style:name="P6" style:family="paragraph" style:parent-style-name="Standard">
      <style:paragraph-properties fo:line-height="200%" fo:text-align="start" style:justify-single-word="false"/>
      <style:text-properties fo:font-size="12pt" officeooo:rsid="001bbcf7" officeooo:paragraph-rsid="001bbcf7" style:font-size-asian="10.5pt" style:font-size-complex="12pt"/>
    </style:style>
    <style:style style:name="P7" style:family="paragraph" style:parent-style-name="Standard">
      <style:paragraph-properties fo:line-height="200%" fo:text-align="start" style:justify-single-word="false"/>
      <style:text-properties fo:font-size="12pt" officeooo:rsid="0038352d" officeooo:paragraph-rsid="0038352d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4a2827" officeooo:paragraph-rsid="004a2827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4a2827" officeooo:paragraph-rsid="004a2827" fo:background-color="transparent" style:font-size-asian="10.5pt" style:font-size-complex="12pt"/>
    </style:style>
    <style:style style:name="P10" style:family="paragraph" style:parent-style-name="Standard" style:list-style-name="L1">
      <style:paragraph-properties fo:line-height="200%" fo:text-align="start" style:justify-single-word="false"/>
      <style:text-properties style:font-name="Liberation Serif" fo:font-size="12pt" officeooo:rsid="001bbcf7" officeooo:paragraph-rsid="001bbcf7" style:font-size-asian="10.5pt" style:font-size-complex="12pt"/>
    </style:style>
    <style:style style:name="P11" style:family="paragraph" style:parent-style-name="Standard" style:list-style-name="L1">
      <style:paragraph-properties fo:line-height="200%" fo:text-align="start" style:justify-single-word="false"/>
      <style:text-properties style:font-name="Liberation Serif" fo:font-size="12pt" officeooo:rsid="001bbcf7" officeooo:paragraph-rsid="00493143" style:font-size-asian="10.5pt" style:font-size-complex="12pt"/>
    </style:style>
    <style:style style:name="P12" style:family="paragraph" style:parent-style-name="Standard" style:list-style-name="L1">
      <style:paragraph-properties fo:line-height="200%" fo:text-align="start" style:justify-single-word="false"/>
      <style:text-properties style:font-name="Liberation Serif" fo:font-size="12pt" officeooo:rsid="001d15c9" officeooo:paragraph-rsid="001d15c9" style:font-size-asian="10.5pt" style:font-size-complex="12pt"/>
    </style:style>
    <style:style style:name="P13" style:family="paragraph" style:parent-style-name="Standard" style:list-style-name="L1">
      <style:paragraph-properties fo:line-height="200%" fo:text-align="start" style:justify-single-word="false"/>
      <style:text-properties style:font-name="Liberation Serif" fo:font-size="12pt" officeooo:rsid="001d15c9" officeooo:paragraph-rsid="0050a805" style:font-size-asian="10.5pt" style:font-size-complex="12pt"/>
    </style:style>
    <style:style style:name="P14" style:family="paragraph" style:parent-style-name="Standard" style:list-style-name="L1">
      <style:paragraph-properties fo:line-height="200%" fo:text-align="start" style:justify-single-word="false"/>
      <style:text-properties style:font-name="Liberation Serif" fo:font-size="12pt" officeooo:rsid="001d3ebd" officeooo:paragraph-rsid="001d3ebd" style:font-size-asian="10.5pt" style:font-size-complex="12pt"/>
    </style:style>
    <style:style style:name="P15" style:family="paragraph" style:parent-style-name="Standard" style:list-style-name="L5">
      <style:paragraph-properties fo:line-height="200%" fo:text-align="start" style:justify-single-word="false"/>
      <style:text-properties style:font-name="Liberation Serif" fo:font-size="12pt" officeooo:rsid="00385924" officeooo:paragraph-rsid="00385924" style:font-size-asian="10.5pt" style:font-size-complex="12pt"/>
    </style:style>
    <style:style style:name="P16" style:family="paragraph" style:parent-style-name="Standard" style:list-style-name="L1">
      <style:paragraph-properties fo:line-height="200%" fo:text-align="start" style:justify-single-word="false"/>
      <style:text-properties fo:color="#00a933" style:font-name="FreeMono" fo:font-size="12pt" officeooo:rsid="00493143" officeooo:paragraph-rsid="00493143" style:font-size-asian="10.5pt" style:font-size-complex="12pt"/>
    </style:style>
    <style:style style:name="P17" style:family="paragraph" style:parent-style-name="Standard" style:list-style-name="L2">
      <style:paragraph-properties fo:line-height="200%" fo:text-align="start" style:justify-single-word="false"/>
      <style:text-properties fo:font-size="12pt" officeooo:rsid="001ea6b9" officeooo:paragraph-rsid="001ea6b9" style:font-size-asian="10.5pt" style:font-size-complex="12pt"/>
    </style:style>
    <style:style style:name="P18" style:family="paragraph" style:parent-style-name="Standard" style:list-style-name="L2">
      <style:paragraph-properties fo:line-height="200%" fo:text-align="start" style:justify-single-word="false"/>
      <style:text-properties fo:font-size="12pt" officeooo:rsid="001f200e" officeooo:paragraph-rsid="001f200e" style:font-size-asian="10.5pt" style:font-size-complex="12pt"/>
    </style:style>
    <style:style style:name="P19" style:family="paragraph" style:parent-style-name="Standard" style:list-style-name="L2">
      <style:paragraph-properties fo:line-height="200%" fo:text-align="start" style:justify-single-word="false"/>
      <style:text-properties fo:font-size="12pt" officeooo:rsid="001f7cd6" officeooo:paragraph-rsid="001f7cd6" style:font-size-asian="10.5pt" style:font-size-complex="12pt"/>
    </style:style>
    <style:style style:name="P20" style:family="paragraph" style:parent-style-name="Standard" style:list-style-name="L2">
      <style:paragraph-properties fo:line-height="200%" fo:text-align="start" style:justify-single-word="false"/>
      <style:text-properties fo:font-size="12pt" officeooo:rsid="001ee913" officeooo:paragraph-rsid="001ee913" style:font-size-asian="10.5pt" style:font-size-complex="12pt"/>
    </style:style>
    <style:style style:name="P21" style:family="paragraph" style:parent-style-name="Standard" style:list-style-name="L3">
      <style:paragraph-properties fo:line-height="200%" fo:text-align="start" style:justify-single-word="false"/>
      <style:text-properties fo:font-size="12pt" officeooo:rsid="00214b6f" officeooo:paragraph-rsid="00214b6f" style:font-size-asian="10.5pt" style:font-size-complex="12pt"/>
    </style:style>
    <style:style style:name="P22" style:family="paragraph" style:parent-style-name="Standard" style:list-style-name="L3">
      <style:paragraph-properties fo:line-height="200%" fo:text-align="start" style:justify-single-word="false"/>
      <style:text-properties fo:font-size="12pt" officeooo:rsid="0025ba51" officeooo:paragraph-rsid="0025ba51" style:font-size-asian="10.5pt" style:font-size-complex="12pt"/>
    </style:style>
    <style:style style:name="P23" style:family="paragraph" style:parent-style-name="Standard" style:list-style-name="L3">
      <style:paragraph-properties fo:line-height="200%" fo:text-align="start" style:justify-single-word="false"/>
      <style:text-properties fo:font-size="12pt" officeooo:rsid="002249f5" officeooo:paragraph-rsid="002249f5" style:font-size-asian="10.5pt" style:font-size-complex="12pt"/>
    </style:style>
    <style:style style:name="P24" style:family="paragraph" style:parent-style-name="Standard" style:list-style-name="L3">
      <style:paragraph-properties fo:line-height="200%" fo:text-align="start" style:justify-single-word="false"/>
      <style:text-properties fo:font-size="12pt" officeooo:rsid="00233d69" officeooo:paragraph-rsid="00233d69" style:font-size-asian="10.5pt" style:font-size-complex="12pt"/>
    </style:style>
    <style:style style:name="P25" style:family="paragraph" style:parent-style-name="Standard" style:list-style-name="L3">
      <style:paragraph-properties fo:line-height="200%" fo:text-align="start" style:justify-single-word="false"/>
      <style:text-properties fo:font-size="12pt" officeooo:rsid="00244487" officeooo:paragraph-rsid="00244487" style:font-size-asian="10.5pt" style:font-size-complex="12pt"/>
    </style:style>
    <style:style style:name="P26" style:family="paragraph" style:parent-style-name="Standard" style:list-style-name="L3">
      <style:paragraph-properties fo:line-height="200%" fo:text-align="start" style:justify-single-word="false"/>
      <style:text-properties fo:font-size="12pt" officeooo:rsid="002471bb" officeooo:paragraph-rsid="002471bb" style:font-size-asian="10.5pt" style:font-size-complex="12pt"/>
    </style:style>
    <style:style style:name="P27" style:family="paragraph" style:parent-style-name="Standard" style:list-style-name="L3">
      <style:paragraph-properties fo:line-height="200%" fo:text-align="start" style:justify-single-word="false"/>
      <style:text-properties fo:font-size="12pt" officeooo:rsid="00270b2a" officeooo:paragraph-rsid="00270b2a" style:font-size-asian="10.5pt" style:font-size-complex="12pt"/>
    </style:style>
    <style:style style:name="P28" style:family="paragraph" style:parent-style-name="Standard" style:list-style-name="L4">
      <style:paragraph-properties fo:line-height="200%" fo:text-align="start" style:justify-single-word="false"/>
      <style:text-properties fo:font-size="12pt" officeooo:rsid="0029dd7b" officeooo:paragraph-rsid="0029dd7b" style:font-size-asian="10.5pt" style:font-size-complex="12pt"/>
    </style:style>
    <style:style style:name="P29" style:family="paragraph" style:parent-style-name="Standard" style:list-style-name="L4">
      <style:paragraph-properties fo:line-height="200%" fo:text-align="start" style:justify-single-word="false"/>
      <style:text-properties fo:font-size="12pt" officeooo:rsid="002b0f65" officeooo:paragraph-rsid="002b0f65" style:font-size-asian="10.5pt" style:font-size-complex="12pt"/>
    </style:style>
    <style:style style:name="P30" style:family="paragraph" style:parent-style-name="Standard" style:list-style-name="L4">
      <style:paragraph-properties fo:line-height="200%" fo:text-align="start" style:justify-single-word="false"/>
      <style:text-properties fo:font-size="12pt" officeooo:rsid="002b0f65" officeooo:paragraph-rsid="002bd5d1" style:font-size-asian="10.5pt" style:font-size-complex="12pt"/>
    </style:style>
    <style:style style:name="P31" style:family="paragraph" style:parent-style-name="Standard" style:list-style-name="L4">
      <style:paragraph-properties fo:line-height="200%" fo:text-align="start" style:justify-single-word="false"/>
      <style:text-properties fo:font-size="12pt" officeooo:rsid="002b0f65" officeooo:paragraph-rsid="002f1c1b" style:font-size-asian="10.5pt" style:font-size-complex="12pt"/>
    </style:style>
    <style:style style:name="P32" style:family="paragraph" style:parent-style-name="Standard" style:list-style-name="L4">
      <style:paragraph-properties fo:line-height="200%" fo:text-align="start" style:justify-single-word="false"/>
      <style:text-properties fo:font-size="12pt" officeooo:rsid="002b0f65" officeooo:paragraph-rsid="00310cf5" style:font-size-asian="10.5pt" style:font-size-complex="12pt"/>
    </style:style>
    <style:style style:name="P33" style:family="paragraph" style:parent-style-name="Standard" style:list-style-name="L5">
      <style:paragraph-properties fo:line-height="200%" fo:text-align="start" style:justify-single-word="false"/>
      <style:text-properties fo:font-size="12pt" officeooo:rsid="002b0f65" officeooo:paragraph-rsid="0038352d" style:font-size-asian="10.5pt" style:font-size-complex="12pt"/>
    </style:style>
    <style:style style:name="P34" style:family="paragraph" style:parent-style-name="Standard" style:list-style-name="L5">
      <style:paragraph-properties fo:line-height="200%" fo:text-align="start" style:justify-single-word="false"/>
      <style:text-properties fo:font-size="12pt" officeooo:rsid="002b0f65" officeooo:paragraph-rsid="00385924" style:font-size-asian="10.5pt" style:font-size-complex="12pt"/>
    </style:style>
    <style:style style:name="P35" style:family="paragraph" style:parent-style-name="Standard" style:list-style-name="L4">
      <style:paragraph-properties fo:line-height="200%" fo:text-align="start" style:justify-single-word="false"/>
      <style:text-properties fo:font-size="12pt" officeooo:rsid="002bd5d1" officeooo:paragraph-rsid="002b0f65" style:font-size-asian="10.5pt" style:font-size-complex="12pt"/>
    </style:style>
    <style:style style:name="P36" style:family="paragraph" style:parent-style-name="Standard" style:list-style-name="L4">
      <style:paragraph-properties fo:line-height="200%" fo:text-align="start" style:justify-single-word="false"/>
      <style:text-properties fo:font-size="12pt" officeooo:rsid="002bd5d1" officeooo:paragraph-rsid="002bd5d1" style:font-size-asian="10.5pt" style:font-size-complex="12pt"/>
    </style:style>
    <style:style style:name="P37" style:family="paragraph" style:parent-style-name="Standard" style:list-style-name="L4">
      <style:paragraph-properties fo:line-height="200%" fo:text-align="start" style:justify-single-word="false"/>
      <style:text-properties fo:font-size="12pt" officeooo:rsid="002f1c1b" officeooo:paragraph-rsid="002f1c1b" style:font-size-asian="10.5pt" style:font-size-complex="12pt"/>
    </style:style>
    <style:style style:name="P38" style:family="paragraph" style:parent-style-name="Standard" style:list-style-name="L4">
      <style:paragraph-properties fo:line-height="200%" fo:text-align="start" style:justify-single-word="false"/>
      <style:text-properties fo:font-size="12pt" officeooo:rsid="00310cf5" officeooo:paragraph-rsid="00310cf5" style:font-size-asian="10.5pt" style:font-size-complex="12pt"/>
    </style:style>
    <style:style style:name="P39" style:family="paragraph" style:parent-style-name="Standard" style:list-style-name="L4">
      <style:paragraph-properties fo:line-height="200%" fo:text-align="start" style:justify-single-word="false"/>
      <style:text-properties fo:font-size="12pt" officeooo:rsid="003214b6" officeooo:paragraph-rsid="003214b6" style:font-size-asian="10.5pt" style:font-size-complex="12pt"/>
    </style:style>
    <style:style style:name="P40" style:family="paragraph" style:parent-style-name="Standard" style:list-style-name="L4">
      <style:paragraph-properties fo:line-height="200%" fo:text-align="start" style:justify-single-word="false"/>
      <style:text-properties fo:font-size="12pt" officeooo:rsid="001bbcf7" officeooo:paragraph-rsid="00334101" style:font-size-asian="10.5pt" style:font-size-complex="12pt"/>
    </style:style>
    <style:style style:name="P41" style:family="paragraph" style:parent-style-name="Standard" style:list-style-name="L5">
      <style:paragraph-properties fo:line-height="200%" fo:text-align="start" style:justify-single-word="false"/>
      <style:text-properties fo:font-size="12pt" officeooo:rsid="0034fd8d" officeooo:paragraph-rsid="0034fd8d" style:font-size-asian="10.5pt" style:font-size-complex="12pt"/>
    </style:style>
    <style:style style:name="P42" style:family="paragraph" style:parent-style-name="Standard" style:list-style-name="L5">
      <style:paragraph-properties fo:line-height="200%" fo:text-align="start" style:justify-single-word="false"/>
      <style:text-properties fo:font-size="12pt" officeooo:rsid="0038352d" officeooo:paragraph-rsid="0038352d" style:font-size-asian="10.5pt" style:font-size-complex="12pt"/>
    </style:style>
    <style:style style:name="P43" style:family="paragraph" style:parent-style-name="Standard" style:list-style-name="L5">
      <style:paragraph-properties fo:line-height="200%" fo:text-align="start" style:justify-single-word="false"/>
      <style:text-properties fo:font-size="12pt" officeooo:rsid="00385924" officeooo:paragraph-rsid="00385924" style:font-size-asian="10.5pt" style:font-size-complex="12pt"/>
    </style:style>
    <style:style style:name="P44" style:family="paragraph" style:parent-style-name="Standard" style:list-style-name="L5">
      <style:paragraph-properties fo:line-height="200%" fo:text-align="start" style:justify-single-word="false"/>
      <style:text-properties fo:font-size="12pt" officeooo:rsid="0045e3d7" officeooo:paragraph-rsid="0045e3d7" style:font-size-asian="10.5pt" style:font-size-complex="12pt"/>
    </style:style>
    <style:style style:name="P45" style:family="paragraph" style:parent-style-name="Standard">
      <style:paragraph-properties fo:text-align="start" style:justify-single-word="false"/>
      <style:text-properties fo:font-size="12pt" officeooo:rsid="004a2827" officeooo:paragraph-rsid="004ec8b5" fo:background-color="#fff200" style:font-size-asian="10.5pt" style:font-size-complex="12pt"/>
    </style:style>
    <style:style style:name="P46" style:family="paragraph" style:parent-style-name="Standard" style:list-style-name="L4">
      <style:paragraph-properties fo:line-height="200%" fo:text-align="start" style:justify-single-word="false"/>
      <style:text-properties officeooo:rsid="002bd5d1" officeooo:paragraph-rsid="002bd5d1"/>
    </style:style>
    <style:style style:name="P47" style:family="paragraph" style:parent-style-name="Standard" style:list-style-name="L1">
      <style:paragraph-properties fo:line-height="200%" fo:text-align="start" style:justify-single-word="false"/>
      <style:text-properties officeooo:paragraph-rsid="004ec8b5"/>
    </style:style>
    <style:style style:name="T1" style:family="text">
      <style:text-properties officeooo:rsid="0019e27b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385924"/>
    </style:style>
    <style:style style:name="T4" style:family="text">
      <style:text-properties style:font-name="Liberation Serif" officeooo:rsid="002f1c1b"/>
    </style:style>
    <style:style style:name="T5" style:family="text">
      <style:text-properties style:font-name="Liberation Serif" officeooo:rsid="002bd5d1"/>
    </style:style>
    <style:style style:name="T6" style:family="text">
      <style:text-properties style:font-name="Liberation Serif" officeooo:rsid="001bbcf7"/>
    </style:style>
    <style:style style:name="T7" style:family="text">
      <style:text-properties style:font-name="Liberation Serif" fo:font-size="12pt" officeooo:rsid="001d15c9" style:font-size-asian="10.5pt" style:font-size-complex="12pt"/>
    </style:style>
    <style:style style:name="T8" style:family="text">
      <style:text-properties style:font-name="Liberation Serif" fo:font-size="12pt" officeooo:rsid="004ec8b5" style:font-size-asian="10.5pt" style:font-size-complex="12pt"/>
    </style:style>
    <style:style style:name="T9" style:family="text">
      <style:text-properties fo:font-size="12pt" style:font-size-asian="10.5pt" style:font-size-complex="12pt"/>
    </style:style>
    <style:style style:name="T10" style:family="text">
      <style:text-properties fo:font-size="12pt" officeooo:rsid="002bd5d1" style:font-size-asian="10.5pt" style:font-size-complex="12pt"/>
    </style:style>
    <style:style style:name="T11" style:family="text">
      <style:text-properties officeooo:rsid="001bbcf7"/>
    </style:style>
    <style:style style:name="T12" style:family="text">
      <style:text-properties style:font-name="FreeMono"/>
    </style:style>
    <style:style style:name="T13" style:family="text">
      <style:text-properties style:font-name="FreeMono" officeooo:rsid="002f1c1b"/>
    </style:style>
    <style:style style:name="T14" style:family="text">
      <style:text-properties style:font-name="FreeMono" officeooo:rsid="00310cf5"/>
    </style:style>
    <style:style style:name="T15" style:family="text">
      <style:text-properties style:font-name="FreeMono" officeooo:rsid="0038352d"/>
    </style:style>
    <style:style style:name="T16" style:family="text">
      <style:text-properties style:font-name="FreeMono" officeooo:rsid="00385924"/>
    </style:style>
    <style:style style:name="T17" style:family="text">
      <style:text-properties style:font-name="FreeMono" officeooo:rsid="002bd5d1"/>
    </style:style>
    <style:style style:name="T18" style:family="text">
      <style:text-properties style:font-name="FreeMono" fo:font-size="12pt" style:font-size-asian="10.5pt" style:font-size-complex="12pt"/>
    </style:style>
    <style:style style:name="T19" style:family="text">
      <style:text-properties style:font-name="FreeMono" officeooo:rsid="003fd01c"/>
    </style:style>
    <style:style style:name="T20" style:family="text">
      <style:text-properties style:font-name="FreeMono" officeooo:rsid="004a2827" fo:background-color="#fff200" loext:char-shading-value="0"/>
    </style:style>
    <style:style style:name="T21" style:family="text">
      <style:text-properties officeooo:rsid="002471bb"/>
    </style:style>
    <style:style style:name="T22" style:family="text">
      <style:text-properties officeooo:rsid="002bd5d1"/>
    </style:style>
    <style:style style:name="T23" style:family="text">
      <style:text-properties officeooo:rsid="002f1c1b"/>
    </style:style>
    <style:style style:name="T24" style:family="text">
      <style:text-properties officeooo:rsid="00310cf5"/>
    </style:style>
    <style:style style:name="T25" style:family="text">
      <style:text-properties officeooo:rsid="003214b6"/>
    </style:style>
    <style:style style:name="T26" style:family="text">
      <style:text-properties officeooo:rsid="00334101"/>
    </style:style>
    <style:style style:name="T27" style:family="text">
      <style:text-properties officeooo:rsid="003d935f"/>
    </style:style>
    <style:style style:name="T28" style:family="text">
      <style:text-properties officeooo:rsid="00476d04"/>
    </style:style>
    <style:style style:name="T29" style:family="text">
      <style:text-properties fo:color="#2a6099"/>
    </style:style>
    <style:style style:name="T30" style:family="text">
      <style:text-properties fo:color="#2a6099" officeooo:rsid="00476d04"/>
    </style:style>
    <style:style style:name="T31" style:family="text">
      <style:text-properties fo:color="#00a933"/>
    </style:style>
    <style:style style:name="T32" style:family="text">
      <style:text-properties fo:color="#00a933" officeooo:rsid="00476d04"/>
    </style:style>
    <style:style style:name="T33" style:family="text">
      <style:text-properties fo:color="#00a933" officeooo:rsid="00493143"/>
    </style:style>
    <style:style style:name="T34" style:family="text">
      <style:text-properties fo:color="#00a933" officeooo:rsid="004a2827"/>
    </style:style>
    <style:style style:name="T35" style:family="text">
      <style:text-properties fo:color="#00a933" style:font-name="FreeMono" officeooo:rsid="00493143"/>
    </style:style>
    <style:style style:name="T36" style:family="text">
      <style:text-properties fo:color="#00a933" style:font-name="FreeMono" officeooo:rsid="004a2827"/>
    </style:style>
    <style:style style:name="T37" style:family="text">
      <style:text-properties fo:color="#00a933" style:font-name="FreeMono" officeooo:rsid="00476d04"/>
    </style:style>
    <style:style style:name="T38" style:family="text">
      <style:text-properties fo:color="#00a933" officeooo:rsid="004c4b94"/>
    </style:style>
    <style:style style:name="T39" style:family="text">
      <style:text-properties fo:color="#00a933" style:font-name="FreeMono" officeooo:rsid="004c4b94"/>
    </style:style>
    <style:style style:name="T40" style:family="text">
      <style:text-properties fo:color="#00a933" style:font-name="FreeMono" fo:font-size="12pt" officeooo:rsid="004ec8b5" style:font-size-asian="10.5pt" style:font-size-complex="12pt"/>
    </style:style>
    <style:style style:name="T41" style:family="text">
      <style:text-properties fo:color="#00a933" style:font-name="FreeMono" fo:font-size="12pt" officeooo:rsid="001d15c9" style:font-size-asian="10.5pt" style:font-size-complex="12pt"/>
    </style:style>
    <style:style style:name="T42" style:family="text">
      <style:text-properties fo:color="#00a933" style:font-name="Liberation Serif" fo:font-size="12pt" officeooo:rsid="004ec8b5" style:font-size-asian="10.5pt" style:font-size-complex="12pt"/>
    </style:style>
    <style:style style:name="T43" style:family="text">
      <style:text-properties fo:color="#00a933" style:font-name="Liberation Serif" fo:font-size="12pt" officeooo:rsid="001d15c9" style:font-size-asian="10.5pt" style:font-size-complex="12pt"/>
    </style:style>
    <style:style style:name="T44" style:family="text">
      <style:text-properties fo:background-color="#fff200" loext:char-shading-value="0"/>
    </style:style>
    <style:style style:name="T45" style:family="text">
      <style:text-properties officeooo:rsid="004a2827" fo:background-color="#fff200" loext:char-shading-value="0"/>
    </style:style>
    <style:style style:name="T46" style:family="text">
      <style:text-properties style:font-name="FreeMono" officeooo:rsid="0050a805"/>
    </style:style>
    <style:style style:name="T47" style:family="text">
      <style:text-properties officeooo:rsid="0050a80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loquent JavaScript</text:p>
      <text:p text:style-name="P1"><text:s/>Review Questions</text:p>
      <text:p text:style-name="P8">Key:</text:p>
      <text:p text:style-name="P45"><text:tab/>This means it’s a question I either struggled with or got wrong. These should be the first to review</text:p>
      <text:p text:style-name="P9"><text:tab/><text:span text:style-name="T29">This means I have answered but need to confirm the answer</text:span></text:p>
      <text:p text:style-name="P9"><text:tab/><text:span text:style-name="T31">This means I have confirmed the answer or looked it up</text:span></text:p>
      <text:p text:style-name="P3"/>
      <text:p text:style-name="P4">Chapter <text:span text:style-name="T1">1</text:span>: <text:span text:style-name="T1">Values, Types, and Operators</text:span> </text:p>
      <text:list xml:id="list626846643" text:style-name="L1">
        <text:list-item>
          <text:p text:style-name="P10">Integers are considered precise while fractional numbers (floating-point numbers) are not. Why is that?<text:span text:style-name="T29"> </text:span><text:span text:style-name="T30">This is because numbers are represented in computers with a finite number of bits. This is fine when the number has an exact end (as integers, which have no trailing numbers). Floating-point numbers (ex. 1/3) many times don’t have an exact end. As a result, the computer has to approximate the answer as closely as possible</text:span></text:p>
        </text:list-item>
        <text:list-item>
          <text:p text:style-name="P10">What is the remainder operator? What is it sometimes called? <text:span text:style-name="T32">The remainder operator is </text:span><text:span text:style-name="T37">%</text:span><text:span text:style-name="T32">. It will divide the number before the symbol by the number after the symbol and return the remainder (if any) of the operation. <text:s/>It is sometimes called modulo</text:span></text:p>
        </text:list-item>
        <text:list-item>
          <text:p text:style-name="P10">In a string, what character signifies that you’re escaping the character (ex. Creaing a new line) <text:span text:style-name="T28">in JavaScript</text:span>?<text:span text:style-name="T12"> </text:span><text:span text:style-name="T37">\n</text:span></text:p>
        </text:list-item>
        <text:list-item>
          <text:p text:style-name="P10">What can you use to concatenate two strings (combine them together into one string)?<text:span text:style-name="T31"> </text:span><text:span text:style-name="T37">+</text:span><text:span text:style-name="T32"> as in </text:span><text:span text:style-name="T37">‘Hello’ + ‘World’</text:span><text:span text:style-name="T32"> <text:s/>will return </text:span><text:span text:style-name="T37">‘HelloWorld’</text:span></text:p>
        </text:list-item>
        <text:list-item>
          <text:p text:style-name="P10">What characters mark the beginning and end of a template literal? <text:span text:style-name="T32">` `</text:span></text:p>
        </text:list-item>
        <text:list-item>
          <text:p text:style-name="P11">What is a special feature of template literals using <text:span text:style-name="T12">$</text:span>? Provide an example. <text:span text:style-name="T33">You can input variables and even operations into a string directly by using ${}. As an example<text:line-break/><text:tab/></text:span><text:span text:style-name="T35">let name = 'Arturo';</text:span></text:p>
          <text:list>
            <text:list-header>
              <text:p text:style-name="P16">console.log(`Hello ${name}! How are you today?`);<text:line-break/>//output→ “Hello Arturo! How are you today?”</text:p>
            </text:list-header>
          </text:list>
        </text:list-item>
        <text:list-item>
          <text:p text:style-name="P10"><text:soft-page-break/>What is <text:s/>a unary operator? <text:span text:style-name="T34">An operator that only takes one operand/argument. Ex ! is the “not” operator and only takes one operand. <text:line-break/><text:tab/>Ex. </text:span><text:span text:style-name="T36">!false //output: true</text:span></text:p>
        </text:list-item>
        <text:list-item>
          <text:p text:style-name="P10">What does <text:span text:style-name="T12">typeof</text:span> do? How does it work? <text:span text:style-name="T36">typeOf</text:span><text:span text:style-name="T34"> is a unary operator that takes one operand and will return a string indicating the operand’s data type. Ex.<text:line-break/><text:tab/></text:span><text:span text:style-name="T36">typeOf(1); //returns “number”</text:span></text:p>
        </text:list-item>
        <text:list-item>
          <text:p text:style-name="P12"><text:span text:style-name="T44">When comparing strings in JavaScript </text:span><text:span text:style-name="T45">(for example, </text:span><text:span text:style-name="T20">“Aardvark” &lt; “Zoroaster”</text:span><text:span text:style-name="T44">, how does JavaScript compare the strings to determine if they are equal?</text:span> <text:span text:style-name="T34">JavaScript goes over the characters from left to right, comparing the Unicode codes one by one. uppercase letters are always “less” than lowercase letters.</text:span></text:p>
        </text:list-item>
        <text:list-item>
          <text:p text:style-name="P12">What is the one value in JavaScript that is not equal to itself? <text:span text:style-name="T39">NaN</text:span></text:p>
        </text:list-item>
        <text:list-item>
          <text:p text:style-name="P12">What are the three logical operators (with symbols)? <text:span text:style-name="T39">&amp;&amp;</text:span><text:span text:style-name="T38"> (and) </text:span><text:span text:style-name="T39">||</text:span><text:span text:style-name="T38"> (or) </text:span><text:span text:style-name="T39">!</text:span><text:span text:style-name="T38"> (not)</text:span></text:p>
        </text:list-item>
        <text:list-item>
          <text:p text:style-name="P12">When does <text:span text:style-name="T12">||</text:span> result in true? <text:span text:style-name="T38">If either side of the operator is true</text:span></text:p>
        </text:list-item>
        <text:list-item>
          <text:p text:style-name="P12">When does <text:span text:style-name="T12">&amp;&amp;</text:span> result in true? <text:span text:style-name="T38">True only if both sides of the operator are true</text:span></text:p>
        </text:list-item>
        <text:list-item>
          <text:p text:style-name="P12">When does <text:span text:style-name="T12">!</text:span> result in true? <text:span text:style-name="T38">When it’s operand is false – not operator flips the boolean value to it’s opposite</text:span></text:p>
        </text:list-item>
        <text:list-item>
          <text:p text:style-name="P47"><text:span text:style-name="T7">What is a ternary operator? What is the syntax of </text:span><text:span text:style-name="T8">the ternary operator in JavaScript</text:span><text:span text:style-name="T7">?<text:line-break/></text:span><text:span text:style-name="T42">A ternary operator is an operator that takes 3 arguments. In JavaScript, the only ternary operator is the conditional operator. It takes 3 arguments </text:span><text:span text:style-name="T40">a, b, c</text:span><text:span text:style-name="T42"> in the form</text:span><text:span text:style-name="T40"> a ? b : c<text:line-break/></text:span><text:span text:style-name="T42">The expression will evaluate to</text:span><text:span text:style-name="T40"> b </text:span><text:span text:style-name="T42">if</text:span><text:span text:style-name="T40"> a </text:span><text:span text:style-name="T42">is</text:span><text:span text:style-name="T40"> true </text:span><text:span text:style-name="T42">or otherwise evaluates to</text:span><text:span text:style-name="T40"> c</text:span><text:span text:style-name="T41">.</text:span><text:span text:style-name="T43"> </text:span><text:span text:style-name="T42">It is, essentially a short hand way to write an </text:span><text:span text:style-name="T40">if...else...</text:span><text:span text:style-name="T42"> statement</text:span></text:p>
        </text:list-item>
        <text:list-item>
          <text:p text:style-name="P13">What is type coercion? What is an example of when this might occur? <text:span text:style-name="T47">Values have different types (ex. string, number, etc) depending on whether it represents text, a number, a boolean value etc. Type coercion is the change between one type into a different type. <text:line-break/>This can happen either implicitly or explicitly. Explicitly means that we change the type directly </text:span><text:soft-page-break/><text:span text:style-name="T47">by inputting code to make the change. Ex. <text:line-break/><text:tab/></text:span><text:span text:style-name="T46">Number(“1”); </text:span><text:span text:style-name="T47">//will return the value 1 as a number instead of a string<text:line-break/>Implicitly means that JavaScript will quietly convert the value to the type it needs when an operator is applied to the “wrong” type of value. It does this by following a set of rules as to which value to change and depending on the circumstances. Ex<text:line-break/><text:tab/>console.log(1 + “1”); </text:span></text:p>
          <text:p text:style-name="P13"><text:span text:style-name="T47">will return the string “11”, by coercing the number 1 into a string value “1” and then concatenating that string to the other “1” string<text:line-break/><text:line-break/>Implicitly means that the type held by a </text:span></text:p>
        </text:list-item>
        <text:list-item>
          <text:p text:style-name="P12">What do arithmetic operations on <text:span text:style-name="T12">NaN</text:span> produce? How is this different from an arithmetic operation on null?</text:p>
        </text:list-item>
        <text:list-item>
          <text:p text:style-name="P12">When something that doesn’t map to a number in an obvious way (such as <text:span text:style-name="T12">“five”</text:span>) is converted to a number, what is the value?</text:p>
        </text:list-item>
        <text:list-item>
          <text:p text:style-name="P12">How can you perform comparison without type conversion? Show the symbols used for precisely equal to and precisely not equal to</text:p>
        </text:list-item>
        <text:list-item>
          <text:p text:style-name="P12">Logical Operators work in a peculiar way. They convert values and decide what to do in a unique fashion. Explain how this works for <text:span text:style-name="T12">&amp;&amp;</text:span> and <text:span text:style-name="T12">||</text:span></text:p>
        </text:list-item>
        <text:list-item>
          <text:p text:style-name="P14">The rules for converting strings and numbers to Boolean values state that <text:span text:style-name="T12">0</text:span>, <text:span text:style-name="T12">NaN</text:span> and <text:span text:style-name="T12">“”</text:span> count as …?</text:p>
        </text:list-item>
      </text:list>
      <text:p text:style-name="P5">Chapter 2: <text:span text:style-name="T11">Program Structure</text:span></text:p>
      <text:list xml:id="list2617310405" text:style-name="L2">
        <text:list-item>
          <text:p text:style-name="P17">Define expression</text:p>
        </text:list-item>
        <text:list-item>
          <text:p text:style-name="P17">Define statement</text:p>
        </text:list-item>
        <text:list-item>
          <text:p text:style-name="P17">Define binding (aka variable)</text:p>
        </text:list-item>
        <text:list-item>
          <text:p text:style-name="P17">Bindings don’t contain values, they…</text:p>
        </text:list-item>
        <text:list-item>
          <text:p text:style-name="P18"><text:soft-page-break/>Define keyword</text:p>
        </text:list-item>
        <text:list-item>
          <text:p text:style-name="P17">What is the syntax to declare multiple values with a single let statement</text:p>
        </text:list-item>
        <text:list-item>
          <text:p text:style-name="P17">What is the difference between <text:span text:style-name="T12">var</text:span>, <text:span text:style-name="T12">let</text:span>/<text:span text:style-name="T12">const</text:span>?</text:p>
        </text:list-item>
        <text:list-item>
          <text:p text:style-name="P18">What is the difference between declaring variables with <text:span text:style-name="T12">let</text:span> vs <text:span text:style-name="T12">const</text:span></text:p>
        </text:list-item>
        <text:list-item>
          <text:p text:style-name="P18">What are the rules for giving bindings aka variables names? (4 rules)</text:p>
        </text:list-item>
        <text:list-item>
          <text:p text:style-name="P17">Define the environment</text:p>
        </text:list-item>
        <text:list-item>
          <text:p text:style-name="P17">When a program starts, is the environment empty? If not, what does it contain?</text:p>
        </text:list-item>
        <text:list-item>
          <text:p text:style-name="P17">Define function</text:p>
        </text:list-item>
        <text:list-item>
          <text:p text:style-name="P17">How do you call a function?</text:p>
        </text:list-item>
        <text:list-item>
          <text:p text:style-name="P17">Some functions will accept values passed to them in the<text:span text:style-name="T12"> ()</text:span> after a function. What are these values called?</text:p>
        </text:list-item>
        <text:list-item>
          <text:p text:style-name="P17">Explain how <text:span text:style-name="T12">console.log() </text:span>is not a simple function. What is it?</text:p>
        </text:list-item>
        <text:list-item>
          <text:p text:style-name="P17">What is the difference between side effects and return values?</text:p>
        </text:list-item>
        <text:list-item>
          <text:p text:style-name="P17">Control Flow: Generally, programs will run from ….</text:p>
        </text:list-item>
        <text:list-item>
          <text:p text:style-name="P17">Control flow: What can you use to modify the control flow in a program? (We’re looking for 2 different general ways to do this)</text:p>
        </text:list-item>
        <text:list-item>
          <text:p text:style-name="P17">What is the <text:span text:style-name="T12">Number() </text:span>function and what does it work?</text:p>
        </text:list-item>
        <text:list-item>
          <text:p text:style-name="P17">What does<text:span text:style-name="T12"> Number() </text:span>return if you pass it a string that cannot be transformed into a valid number?</text:p>
        </text:list-item>
        <text:list-item>
          <text:p text:style-name="P17">“<text:span text:style-name="T12">if</text:span>” keyword – what does it do?</text:p>
        </text:list-item>
        <text:list-item>
          <text:p text:style-name="P17">Syntax to use the “<text:span text:style-name="T12">if</text:span>” keyword</text:p>
        </text:list-item>
        <text:list-item>
          <text:p text:style-name="P19">What function can you use to determine if a value is <text:span text:style-name="T12">NaN</text:span>?</text:p>
        </text:list-item>
        <text:list-item>
          <text:p text:style-name="P19">What is <text:span text:style-name="T12">Number.isNan() </text:span>? How does it work?</text:p>
        </text:list-item>
        <text:list-item>
          <text:p text:style-name="P17">What are <text:span text:style-name="T12">{}</text:span> braces used for in JavaScript (not their use with objects)?</text:p>
        </text:list-item>
        <text:list-item>
          <text:p text:style-name="P17">What is a block?</text:p>
        </text:list-item>
        <text:list-item>
          <text:p text:style-name="P17"><text:soft-page-break/>“<text:span text:style-name="T12">else</text:span>” keyword – what is it used for</text:p>
        </text:list-item>
        <text:list-item>
          <text:p text:style-name="P20">Syntax to use “<text:span text:style-name="T12">else</text:span>” keyword</text:p>
        </text:list-item>
        <text:list-item>
          <text:p text:style-name="P20">You can chain multiple <text:span text:style-name="T12">if...else if…</text:span> statements together. What is important to keep in mind about the number of blocks in the chain that will run</text:p>
        </text:list-item>
        <text:list-item>
          <text:p text:style-name="P20">Define loop</text:p>
        </text:list-item>
        <text:list-item>
          <text:p text:style-name="P20">How does the <text:span text:style-name="T27">while</text:span> loop work?</text:p>
        </text:list-item>
        <text:list-item>
          <text:p text:style-name="P20">What is the syntax for a while loop?</text:p>
        </text:list-item>
        <text:list-item>
          <text:p text:style-name="P20">What do you need to make sure happens in the body of a while loop so that you don’t create an infinite loop?</text:p>
        </text:list-item>
        <text:list-item>
          <text:p text:style-name="P20">What is the syntax for a “do while” loop?</text:p>
        </text:list-item>
        <text:list-item>
          <text:p text:style-name="P20"><text:s/>What is the syntax for a “for” loop?</text:p>
        </text:list-item>
        <text:list-item>
          <text:p text:style-name="P18">What does the “<text:span text:style-name="T12">break</text:span>” keyword do and how is it used?</text:p>
        </text:list-item>
        <text:list-item>
          <text:p text:style-name="P18">What does the “<text:span text:style-name="T12">continue</text:span>” keyword do and how is it used?</text:p>
        </text:list-item>
        <text:list-item>
          <text:p text:style-name="P18">How can you use the modulo (aka reminder) operator to test if a number is divisible by another number?</text:p>
        </text:list-item>
        <text:list-item>
          <text:p text:style-name="P18">What is the switch statement?</text:p>
        </text:list-item>
        <text:list-item>
          <text:p text:style-name="P18">What is the syntax of the switch statement?</text:p>
        </text:list-item>
        <text:list-item>
          <text:p text:style-name="P18">What type of case do we use for variable names (per convention to make it easier to read)?</text:p>
        </text:list-item>
        <text:list-item>
          <text:p text:style-name="P18">What does <text:span text:style-name="T12">Number()</text:span> have the first letter capitalized?</text:p>
        </text:list-item>
        <text:list-item>
          <text:p text:style-name="P19">Do the exercised in <text:span text:style-name="T1">Chapter 2: Program Structure</text:span></text:p>
        </text:list-item>
      </text:list>
      <text:p text:style-name="P6">Chapter 3: Functions</text:p>
      <text:list xml:id="list3436971528" text:style-name="L3">
        <text:list-item>
          <text:p text:style-name="P21">Name the 3 techniques to create a function</text:p>
        </text:list-item>
        <text:list-item>
          <text:p text:style-name="P21">Syntax to create a function with a function definition</text:p>
        </text:list-item>
        <text:list-item>
          <text:p text:style-name="P21">Syntax to create a function with a function declaration</text:p>
        </text:list-item>
        <text:list-item>
          <text:p text:style-name="P21">Syntax to create a function with an arrow function </text:p>
        </text:list-item>
        <text:list-item>
          <text:p text:style-name="P21"><text:soft-page-break/>When defining a function or using an arrow function, how can you ensure that the function can’t be overwritten? Can?</text:p>
        </text:list-item>
        <text:list-item>
          <text:p text:style-name="P22">A simple way to say how an arrow function works: An arrow function expressed something like “this input (the parameters) ______ this result (the body)”</text:p>
        </text:list-item>
        <text:list-item>
          <text:p text:style-name="P21">How does a return statement work in a function? (2 things happen)</text:p>
        </text:list-item>
        <text:list-item>
          <text:p text:style-name="P21">When creating a function, what are the variables between <text:span text:style-name="T12">()</text:span> called?</text:p>
        </text:list-item>
        <text:list-item>
          <text:p text:style-name="P21">Parameters are like normal bindings/variables but the values are given by …</text:p>
        </text:list-item>
        <text:list-item>
          <text:p text:style-name="P21">What is a scope?</text:p>
        </text:list-item>
        <text:list-item>
          <text:p text:style-name="P21">What is the difference between global and local scope?</text:p>
        </text:list-item>
        <text:list-item>
          <text:p text:style-name="P21">What determines whether a variable is a global or local variable? </text:p>
        </text:list-item>
        <text:list-item>
          <text:p text:style-name="P23">What happens to local bindings on a function every time the function is called?</text:p>
        </text:list-item>
        <text:list-item>
          <text:p text:style-name="P23">What is the benefit of the new creation of local bindings when the function containing local bindings is called?</text:p>
        </text:list-item>
        <text:list-item>
          <text:p text:style-name="P23">Bindings created with <text:span text:style-name="T12">let</text:span> and <text:span text:style-name="T12">const</text:span> are local to the ______ that they are declared in</text:p>
        </text:list-item>
        <text:list-item>
          <text:p text:style-name="P23">As a result of where bindings created with <text:span text:style-name="T12">let</text:span> and <text:span text:style-name="T12">const</text:span> are local to, code before or after a loop where the variable is created CAN/CANNOT “see” the variable. (CHOOSE ONE)</text:p>
        </text:list-item>
        <text:list-item>
          <text:p text:style-name="P23">Why do we use <text:span text:style-name="T12">let</text:span>/<text:span text:style-name="T12">const</text:span> to declare a variable instead of var?</text:p>
        </text:list-item>
        <text:list-item>
          <text:p text:style-name="P23">Each scope can look ___ into the scope around it</text:p>
        </text:list-item>
        <text:list-item>
          <text:p text:style-name="P23">What is lexical scoping?</text:p>
        </text:list-item>
        <text:list-item>
          <text:p text:style-name="P24">How are function declarations - ex. <text:line-break/><text:tab/><text:span text:style-name="T12">function FuncName(x) {}</text:span><text:line-break/>different from other code in terms of flow of control?</text:p>
        </text:list-item>
        <text:list-item>
          <text:p text:style-name="P25">Explain the call stack - use of control flow through a program with a function. (i.e. What happens when a function is called in the normal course of <text:span text:style-name="T21">a program running)</text:span></text:p>
        </text:list-item>
        <text:list-item>
          <text:p text:style-name="P26"><text:soft-page-break/>What happens if you pass more arguments to a function than the number of parameters in the function?</text:p>
        </text:list-item>
        <text:list-item>
          <text:p text:style-name="P26">What are default parameters? What is the syntax for creating a default parameter in a function?</text:p>
        </text:list-item>
        <text:list-item>
          <text:p text:style-name="P26">Define closure</text:p>
        </text:list-item>
        <text:list-item>
          <text:p text:style-name="P26">What is A closure?</text:p>
        </text:list-item>
        <text:list-item>
          <text:p text:style-name="P27">Function values contain both the code in their body and the… When called, the function body sees…, not where it is called</text:p>
        </text:list-item>
        <text:list-item>
          <text:p text:style-name="P22">What does it mean for a function to be recursive?</text:p>
        </text:list-item>
        <text:list-item>
          <text:p text:style-name="P22">Is recursion usually the most efficient implementation? If not, what is the reason for using recursion?</text:p>
        </text:list-item>
        <text:list-item>
          <text:p text:style-name="P22">Being overly concerned with efficiency can be paralyzing and distracting. What is the best methodology?</text:p>
        </text:list-item>
        <text:list-item>
          <text:p text:style-name="P22">What are 2 more or less natural ways for functions to be introduced?</text:p>
        </text:list-item>
        <text:list-item>
          <text:p text:style-name="P22">How can you find the length of a string (ex.- a string called string)?</text:p>
        </text:list-item>
        <text:list-item>
          <text:p text:style-name="P27">What is a pure function? Do you have to worry about using “non-pure” functions?</text:p>
        </text:list-item>
        <text:list-item>
          <text:p text:style-name="P22">A key aspect to understanding functions is understanding scopes</text:p>
          <text:list>
            <text:list-item>
              <text:p text:style-name="P22">each block creates a new…</text:p>
            </text:list-item>
            <text:list-item>
              <text:p text:style-name="P22">Parameters/bindings declared in a given scope with <text:span text:style-name="T12">let</text:span>/<text:span text:style-name="T12">const</text:span> are … ie not visible …</text:p>
              <text:list>
                <text:list-item>
                  <text:p text:style-name="P22">Bindings created with var behave differently than this. Explain how</text:p>
                </text:list-item>
              </text:list>
            </text:list-item>
          </text:list>
        </text:list-item>
      </text:list>
      <text:p text:style-name="P6">Chapter 4: Data Structures: Objects and Arrays</text:p>
      <text:list xml:id="list735018371" text:style-name="L4">
        <text:list-item>
          <text:p text:style-name="P28">Describe an array</text:p>
        </text:list-item>
        <text:list-item>
          <text:p text:style-name="P28">Values in an array are stored in such a way that the position of each element can be computer from its…</text:p>
        </text:list-item>
        <text:list-item>
          <text:p text:style-name="P28">How is an array written?</text:p>
        </text:list-item>
        <text:list-item>
          <text:p text:style-name="P28">What is the first index of an array?</text:p>
        </text:list-item>
        <text:list-item>
          <text:p text:style-name="P28"><text:soft-page-break/>How can you get an element from an array? Please provide an examples</text:p>
        </text:list-item>
        <text:list-item>
          <text:p text:style-name="P29">What is a property in JavaScript?</text:p>
        </text:list-item>
        <text:list-item>
          <text:p text:style-name="P29">Do most values JavaScript values have properties? Or is it only objects?</text:p>
        </text:list-item>
        <text:list-item>
          <text:p text:style-name="P29">What are the two notations to access a property on a value?</text:p>
        </text:list-item>
        <text:list-item>
          <text:p text:style-name="P29">What is the difference between accessing a property with dot notation or square bracket notation?</text:p>
        </text:list-item>
        <text:list-item>
          <text:p text:style-name="P29">If the property name is stored in a variable, use .. so that the variable is evaluated to the string property name</text:p>
        </text:list-item>
        <text:list-item>
          <text:p text:style-name="P29">Objects use dot notation when the property name looks like… Provide an example</text:p>
        </text:list-item>
        <text:list-item>
          <text:p text:style-name="P29">Arrays use numbers as property names, so we use… to get the properties. Provide an example </text:p>
        </text:list-item>
        <text:list-item>
          <text:p text:style-name="P29">Define method</text:p>
        </text:list-item>
        <text:list-item>
          <text:p text:style-name="P30">What is the <text:span text:style-name="T12">toUpperCase()</text:span> method? Where is it located and <text:span text:style-name="T22">what is the syntax to make it </text:span>work?</text:p>
        </text:list-item>
        <text:list-item>
          <text:p text:style-name="P30">What is the <text:span text:style-name="T12">toLowerCase()</text:span> method? Where is it located and <text:span text:style-name="T22">what is the syntax to make it </text:span>work?</text:p>
        </text:list-item>
        <text:list-item>
          <text:p text:style-name="P30">What is the <text:span text:style-name="T12">push()</text:span> method? Where is it located and <text:span text:style-name="T22">what is the syntax to make it </text:span>work?</text:p>
        </text:list-item>
        <text:list-item>
          <text:p text:style-name="P30">What is the <text:span text:style-name="T12">pop()</text:span> method? Where is it located and <text:span text:style-name="T22">what is the syntax to make it </text:span>work?</text:p>
        </text:list-item>
        <text:list-item>
          <text:p text:style-name="P29">Define a stack</text:p>
        </text:list-item>
        <text:list-item>
          <text:p text:style-name="P35">Define object </text:p>
        </text:list-item>
        <text:list-item>
          <text:p text:style-name="P36">How can you create an object? Provide the syntax</text:p>
        </text:list-item>
        <text:list-item>
          <text:p text:style-name="P30">What is the “<text:span text:style-name="T17">in</text:span><text:span text:style-name="T22">” operator</text:span>? Wh<text:span text:style-name="T22">at does it do</text:span> and how does it work?</text:p>
        </text:list-item>
        <text:list-item>
          <text:p text:style-name="P30">What is the <text:span text:style-name="T17">Object.keys</text:span><text:span text:style-name="T12">()</text:span> <text:span text:style-name="T22">function</text:span>? Wh<text:span text:style-name="T22">at does it do </text:span>and <text:span text:style-name="T22">what is the syntax to make it </text:span>work?</text:p>
        </text:list-item>
        <text:list-item>
          <text:p text:style-name="P30">What is the <text:span text:style-name="T17">Object.assign</text:span><text:span text:style-name="T12">() </text:span><text:span text:style-name="T22">function</text:span>? Wh<text:span text:style-name="T22">at does it do </text:span>and <text:span text:style-name="T22">what is the syntax to make it work?</text:span></text:p>
        </text:list-item>
        <text:list-item>
          <text:p text:style-name="P36"><text:soft-page-break/>Arrays are just a special type of…</text:p>
        </text:list-item>
        <text:list-item>
          <text:p text:style-name="P36">Do objects necessarily need to be named? Provide an example when they wouldn’t need to be named</text:p>
        </text:list-item>
        <text:list-item>
          <text:p text:style-name="P36">What does it mean to say that strings, booleans and numbers are immutable values? Can you provide an example?</text:p>
        </text:list-item>
        <text:list-item>
          <text:p text:style-name="P36">With objects, there is a difference between having two references to the same objects and having two different objects that contain the same properties. Consider the following code:<text:line-break/><text:span text:style-name="T12">let object1 = {value:10};<text:line-break/>let object2 = object1;<text:line-break/>let object3 = {value:10};</text:span><text:line-break/></text:p>
          <text:list>
            <text:list-item>
              <text:p text:style-name="P36">Which objects have the same reference? </text:p>
            </text:list-item>
            <text:list-item>
              <text:p text:style-name="P36">Which contain the same properties but a different reference? </text:p>
            </text:list-item>
            <text:list-item>
              <text:p text:style-name="P36">Which could you change to make a change in another object? </text:p>
            </text:list-item>
            <text:list-item>
              <text:p text:style-name="P46"><text:span text:style-name="T10">F</text:span><text:span text:style-name="T9">or which does </text:span><text:span text:style-name="T18">objectA === objectB</text:span><text:span text:style-name="T9"> return true? Why?</text:span></text:p>
            </text:list-item>
          </text:list>
        </text:list-item>
        <text:list-item>
          <text:p text:style-name="P36">What does it mean to say that two objects have the same identity?</text:p>
        </text:list-item>
        <text:list-item>
          <text:p text:style-name="P37">When you compare objects with JavaScript’s <text:span text:style-name="T12">==</text:span> operator, it compares the objects by…</text:p>
        </text:list-item>
        <text:list-item>
          <text:p text:style-name="P37">consider the following code <text:line-break/><text:span text:style-name="T12">function addEntry(events,squirrel){<text:line-break/> journal.push({events,squirrel});<text:line-break/>}</text:span><text:line-break/>Instead of declaring the properties like <text:span text:style-name="T12">events:events,</text:span> it just lists a property name. Why will this work?</text:p>
        </text:list-item>
        <text:list-item>
          <text:p text:style-name="P31">What is the <text:span text:style-name="T13">Math.sqrt</text:span><text:span text:style-name="T12">() </text:span><text:span text:style-name="T22">function</text:span>? Wh<text:span text:style-name="T22">at does it do </text:span>and <text:span text:style-name="T22">what is the syntax to make it work?</text:span></text:p>
        </text:list-item>
        <text:list-item>
          <text:p text:style-name="P31"><text:soft-page-break/>What is the <text:span text:style-name="T13">includes()</text:span> <text:span text:style-name="T23">method</text:span>? <text:span text:style-name="T23">Where is it located, </text:span>Wh<text:span text:style-name="T22">at does it do </text:span>and <text:span text:style-name="T22">what is the syntax to make it work?</text:span></text:p>
        </text:list-item>
        <text:list-item>
          <text:p text:style-name="P37">What would you use a for...of loop? Where does it work? What is the syntax?</text:p>
        </text:list-item>
        <text:list-item>
          <text:p text:style-name="P31">What is the <text:span text:style-name="T13">unshift()</text:span> <text:span text:style-name="T23">method</text:span>? <text:span text:style-name="T23">Where is it located, </text:span>Wh<text:span text:style-name="T22">at does it do </text:span>and <text:span text:style-name="T22">what is the syntax to make it work?</text:span></text:p>
        </text:list-item>
        <text:list-item>
          <text:p text:style-name="P31">What is the <text:span text:style-name="T13">shift()</text:span> <text:span text:style-name="T23">method</text:span>? <text:span text:style-name="T23">Where is it located, </text:span>Wh<text:span text:style-name="T22">at does it do </text:span>and <text:span text:style-name="T22">what is the syntax to make it work?</text:span></text:p>
        </text:list-item>
        <text:list-item>
          <text:p text:style-name="P31">What is the <text:span text:style-name="T13">indexOf()</text:span><text:span text:style-name="T23">array method</text:span>? Wh<text:span text:style-name="T22">at does it do </text:span>and <text:span text:style-name="T22">what is the syntax to make it work?</text:span></text:p>
        </text:list-item>
        <text:list-item>
          <text:p text:style-name="P31">What is the <text:span text:style-name="T13">lastIndexOf()</text:span> <text:span text:style-name="T23">method</text:span>? <text:span text:style-name="T23">Where is it located, </text:span>Wh<text:span text:style-name="T22">at does it do </text:span>and <text:span text:style-name="T22">what is the syntax to make it work?</text:span></text:p>
        </text:list-item>
        <text:list-item>
          <text:p text:style-name="P31">What is the <text:span text:style-name="T13">slice()</text:span> <text:span text:style-name="T23">array method</text:span>? <text:span text:style-name="T23">What does it do </text:span>and <text:span text:style-name="T22">what is the syntax to make it work?</text:span></text:p>
        </text:list-item>
        <text:list-item>
          <text:p text:style-name="P31">What is the <text:span text:style-name="T13">concat()</text:span> <text:span text:style-name="T23">method</text:span>? <text:span text:style-name="T23">Where is it located, </text:span>Wh<text:span text:style-name="T22">at does it do </text:span>and <text:span text:style-name="T22">what is the syntax to make it work?</text:span></text:p>
        </text:list-item>
        <text:list-item>
          <text:p text:style-name="P31">What is the <text:span text:style-name="T13">indexOf()</text:span><text:span text:style-name="T23"> string method</text:span>? Wh<text:span text:style-name="T22">at does it do </text:span>and <text:span text:style-name="T22">what is the syntax to make it work?</text:span></text:p>
        </text:list-item>
        <text:list-item>
          <text:p text:style-name="P31">What is the <text:span text:style-name="T13">slice()</text:span> <text:span text:style-name="T23">string method</text:span>? <text:span text:style-name="T23">What does it do </text:span>and <text:span text:style-name="T22">what is the syntax to make it work?</text:span></text:p>
        </text:list-item>
        <text:list-item>
          <text:p text:style-name="P32">What is the <text:span text:style-name="T14">trim</text:span><text:span text:style-name="T13">()</text:span> <text:span text:style-name="T23">method</text:span>? <text:span text:style-name="T23">Where is it located, </text:span>Wh<text:span text:style-name="T22">at does it do </text:span>and <text:span text:style-name="T22">what is the syntax to make it work?</text:span></text:p>
        </text:list-item>
        <text:list-item>
          <text:p text:style-name="P32">What is the<text:span text:style-name="T12"> </text:span><text:span text:style-name="T14">padStart</text:span><text:span text:style-name="T13">()</text:span> <text:span text:style-name="T23">method</text:span>? <text:span text:style-name="T23">Where is it located, </text:span>Wh<text:span text:style-name="T22">at does it do </text:span>and <text:span text:style-name="T22">what is the syntax to make it work?</text:span></text:p>
        </text:list-item>
        <text:list-item>
          <text:p text:style-name="P32">What is the<text:span text:style-name="T12"> </text:span><text:span text:style-name="T14">split</text:span><text:span text:style-name="T13">()</text:span> <text:span text:style-name="T23">method</text:span>? <text:span text:style-name="T23">Where is it located, </text:span>Wh<text:span text:style-name="T22">at does it do </text:span>and <text:span text:style-name="T22">what is the syntax to make it work?</text:span></text:p>
        </text:list-item>
        <text:list-item>
          <text:p text:style-name="P32">What is the<text:span text:style-name="T12"> </text:span><text:span text:style-name="T14">join</text:span><text:span text:style-name="T13">()</text:span> <text:span text:style-name="T23">method</text:span>? <text:span text:style-name="T23">Where is it located, </text:span>Wh<text:span text:style-name="T22">at does it do </text:span>and <text:span text:style-name="T22">what is the syntax to make it work?</text:span></text:p>
        </text:list-item>
        <text:list-item>
          <text:p text:style-name="P32"><text:soft-page-break/>What is the<text:span text:style-name="T12"> </text:span><text:span text:style-name="T14">repeat</text:span><text:span text:style-name="T13">()</text:span> <text:span text:style-name="T24">string method</text:span>? <text:span text:style-name="T23">What does it do </text:span>and <text:span text:style-name="T22">what is the syntax to make it work?</text:span></text:p>
        </text:list-item>
        <text:list-item>
          <text:p text:style-name="P38">How can you access individual characters on a string?</text:p>
        </text:list-item>
        <text:list-item>
          <text:p text:style-name="P38">What is the spread operator?</text:p>
        </text:list-item>
        <text:list-item>
          <text:p text:style-name="P38">How can you set up a function so that it can accept any number of arguments in its parameters?</text:p>
        </text:list-item>
        <text:list-item>
          <text:p text:style-name="P38">What is a rest parameter? How is it related to the spread operator?</text:p>
        </text:list-item>
        <text:list-item>
          <text:p text:style-name="P38">How can you call a function with an array of arguments such that each of the elements in the array are “spread out” as separate arguments?</text:p>
        </text:list-item>
        <text:list-item>
          <text:p text:style-name="P38">How can you “spread” the elements of one array into another? Please provide an example.</text:p>
        </text:list-item>
        <text:list-item>
          <text:p text:style-name="P38">What is namespacing (according to coding train)? And why would we use it?</text:p>
        </text:list-item>
        <text:list-item>
          <text:p text:style-name="P38">What is the global namespace? What is the problem with defining global variables?</text:p>
        </text:list-item>
        <text:list-item>
          <text:p text:style-name="P38">What is the reasoning behind having the Math object to hold math related functions like max and min?</text:p>
        </text:list-item>
        <text:list-item>
          <text:p text:style-name="P32">What is the<text:span text:style-name="T12"> </text:span><text:span text:style-name="T14">Math.max</text:span><text:span text:style-name="T13">()</text:span> <text:span text:style-name="T23">method</text:span>? <text:span text:style-name="T23">What does it do </text:span>and <text:span text:style-name="T22">what is the syntax to make it work?</text:span></text:p>
        </text:list-item>
        <text:list-item>
          <text:p text:style-name="P32">What is the<text:span text:style-name="T12"> </text:span><text:span text:style-name="T14">Math.min</text:span><text:span text:style-name="T13">()</text:span> <text:span text:style-name="T23">method</text:span>? <text:span text:style-name="T23">What does it do </text:span>and <text:span text:style-name="T22">what is the syntax to make it work?</text:span></text:p>
        </text:list-item>
        <text:list-item>
          <text:p text:style-name="P32">What is <text:span text:style-name="T12"><text:s/></text:span><text:span text:style-name="T14">Math.PI</text:span>? <text:span text:style-name="T23">What does it do </text:span>and <text:span text:style-name="T22">what is the syntax to make it work?</text:span></text:p>
        </text:list-item>
        <text:list-item>
          <text:p text:style-name="P32">What is the<text:span text:style-name="T12"> </text:span><text:span text:style-name="T14">Math.random</text:span><text:span text:style-name="T13">()</text:span> <text:span text:style-name="T23">method</text:span>? <text:span text:style-name="T23">What does it do </text:span>and <text:span text:style-name="T22">what is the syntax to make it work?</text:span></text:p>
        </text:list-item>
        <text:list-item>
          <text:p text:style-name="P32">What is the<text:span text:style-name="T12"> </text:span><text:span text:style-name="T14">Math.floor</text:span><text:span text:style-name="T13">()</text:span> <text:span text:style-name="T23">method</text:span>? <text:span text:style-name="T23">What does it do </text:span>and <text:span text:style-name="T22">what is the syntax to make it work?</text:span></text:p>
        </text:list-item>
        <text:list-item>
          <text:p text:style-name="P38">How do you get a random whole value number between 0 and another number (ex.10)</text:p>
        </text:list-item>
        <text:list-item>
          <text:p text:style-name="P38">What is the function you can use to round a number up?</text:p>
        </text:list-item>
        <text:list-item>
          <text:p text:style-name="P38">What is the function you can use to round a number to the nearest whole?</text:p>
        </text:list-item>
        <text:list-item>
          <text:p text:style-name="P38">What is the function you can use to get the absolute value of a number?</text:p>
        </text:list-item>
        <text:list-item>
          <text:p text:style-name="P38">What is destructing? Can you provide an example?</text:p>
        </text:list-item>
        <text:list-item>
          <text:p text:style-name="P38"><text:soft-page-break/>“<text:span text:style-name="T25">Because properties only grasp their value, rather than contain it, objects and arrays are stroed in the computer’s memory as a sequence of bits holding their ______”</text:span></text:p>
        </text:list-item>
        <text:list-item>
          <text:p text:style-name="P39">How do we transmit data in a file/save the data for later when objects and arrays only store addresses?</text:p>
        </text:list-item>
        <text:list-item>
          <text:p text:style-name="P39">What does JSON stand for?</text:p>
        </text:list-item>
        <text:list-item>
          <text:p text:style-name="P39">What are two differences between JSON and the way we make JavaScript arrays and objects?</text:p>
        </text:list-item>
        <text:list-item>
          <text:p text:style-name="P39">What function can we use to convert data to the JSON format?</text:p>
        </text:list-item>
        <text:list-item>
          <text:p text:style-name="P39">What function can we use to convert data from the JSON format?</text:p>
        </text:list-item>
        <text:list-item>
          <text:p text:style-name="P40"><text:span text:style-name="T26">Complete the exercises at the end of </text:span>Chapter 4: Data Structures: Objects and Arrays</text:p>
        </text:list-item>
      </text:list>
      <text:p text:style-name="P6">Chapter 5: Higher-order Functions</text:p>
      <text:list xml:id="list1985053024" text:style-name="L5">
        <text:list-item>
          <text:p text:style-name="P41">Define higher order functions</text:p>
        </text:list-item>
        <text:list-item>
          <text:p text:style-name="P42">Why are higher order functions useful?</text:p>
        </text:list-item>
        <text:list-item>
          <text:p text:style-name="P42">What is abstraction? Why is it useful?</text:p>
        </text:list-item>
        <text:list-item>
          <text:p text:style-name="P42">Can functions return other functions? Give an example</text:p>
        </text:list-item>
        <text:list-item>
          <text:p text:style-name="P42">Consider the following function<text:line-break/><text:span text:style-name="T12">function noisy(f) {<text:line-break/> <text:s/>return (...args) =&gt; {<text:line-break/> <text:s text:c="3"/>console.log("calling with", args);<text:line-break/> <text:s text:c="3"/>let result = f(...args);<text:line-break/> <text:s text:c="3"/>console.log("called with", args, ", returned", result);<text:line-break/> <text:s text:c="3"/>return result;<text:line-break/> <text:s/>};<text:line-break/>}<text:line-break/>noisy(Math.min)(3, 2, 1); //returns 1</text:span><text:line-break/>What is the path of execution here?</text:p>
        </text:list-item>
        <text:list-item>
          <text:p text:style-name="P33"><text:soft-page-break/>What is the<text:span text:style-name="T12"> </text:span><text:span text:style-name="T15">forEach</text:span><text:span text:style-name="T13">()</text:span> <text:span text:style-name="T23">method</text:span>? <text:span text:style-name="T23">Where is it located, </text:span>Wh<text:span text:style-name="T22">at does it do </text:span>and <text:span text:style-name="T22">what is the syntax to make it work?</text:span></text:p>
        </text:list-item>
        <text:list-item>
          <text:p text:style-name="P42">How is <text:span text:style-name="T12">forEach</text:span><text:span text:style-name="T19">()</text:span> different from <text:span text:style-name="T12">(for...of)</text:span>?</text:p>
        </text:list-item>
        <text:list-item>
          <text:p text:style-name="P33">What is the<text:span text:style-name="T12"> </text:span><text:span text:style-name="T15">filter</text:span><text:span text:style-name="T13">()</text:span> <text:span text:style-name="T23">method</text:span>? <text:span text:style-name="T23">Where is it located, </text:span>Wh<text:span text:style-name="T22">at does it do </text:span>and <text:span text:style-name="T22">what is the syntax to make it work?</text:span></text:p>
        </text:list-item>
        <text:list-item>
          <text:p text:style-name="P42">Does<text:span text:style-name="T12"> filter() </text:span>modify the array it filters?</text:p>
        </text:list-item>
        <text:list-item>
          <text:p text:style-name="P33">What is the<text:span text:style-name="T12"> </text:span><text:span text:style-name="T15">map</text:span><text:span text:style-name="T13">()</text:span> <text:span text:style-name="T23">method</text:span>? <text:span text:style-name="T23">Where is it located, </text:span>Wh<text:span text:style-name="T22">at does it do </text:span>and <text:span text:style-name="T22">what is the syntax to make it work?</text:span></text:p>
        </text:list-item>
        <text:list-item>
          <text:p text:style-name="P33">What is the<text:span text:style-name="T12"> </text:span><text:span text:style-name="T15">reduce</text:span><text:span text:style-name="T13">()</text:span> <text:span text:style-name="T23">method</text:span>? <text:span text:style-name="T23">Where is it located, </text:span>Wh<text:span text:style-name="T22">at does it do </text:span>and <text:span text:style-name="T22">what is the syntax to make it work?</text:span></text:p>
        </text:list-item>
        <text:list-item>
          <text:p text:style-name="P43"><text:span text:style-name="T12">Filter</text:span>, <text:span text:style-name="T12">map</text:span> and <text:span text:style-name="T12">reduce</text:span> are more computationally expensive than simply creating a loop. Why might you use the methods over the loop? And vice versa?</text:p>
        </text:list-item>
        <text:list-item>
          <text:p text:style-name="P34">What is the<text:span text:style-name="T12"> </text:span><text:span text:style-name="T16">some</text:span><text:span text:style-name="T13">()</text:span> <text:span text:style-name="T23">method</text:span>? <text:span text:style-name="T23">Where is it located, </text:span>Wh<text:span text:style-name="T22">at does it do </text:span>and <text:span text:style-name="T22">what is the syntax to make it work?</text:span></text:p>
        </text:list-item>
        <text:list-item>
          <text:p text:style-name="P43">What is a code unit (in reference to how strings are coded)?</text:p>
        </text:list-item>
        <text:list-item>
          <text:p text:style-name="P43">What is UTF-16?</text:p>
        </text:list-item>
        <text:list-item>
          <text:p text:style-name="P43">What is a problem caused with how UTF-16 describes certain characters (ex emoji)?</text:p>
        </text:list-item>
        <text:list-item>
          <text:p text:style-name="P43">How can you tell if a code unit you’re looking at describes a whole character or is part of a larger character?</text:p>
        </text:list-item>
        <text:list-item>
          <text:p text:style-name="P34">What is the<text:span text:style-name="T12"> </text:span><text:span text:style-name="T16">codePointAt</text:span><text:span text:style-name="T13">()</text:span> <text:span text:style-name="T23">method</text:span>? <text:span text:style-name="T23">Where is it located, </text:span>Wh<text:span text:style-name="T22">at does it do </text:span>and <text:span text:style-name="T22">what is the syntax to make it work? What is a key benefit it has over <text:s/></text:span><text:span text:style-name="T16">charCodeAt()</text:span><text:span text:style-name="T3">?</text:span></text:p>
        </text:list-item>
        <text:list-item>
          <text:p text:style-name="P15">What is a benefit of using a for/of loops when trying to loop over a string with regards to UTF-16?</text:p>
        </text:list-item>
        <text:list-item>
          <text:p text:style-name="P34"><text:span text:style-name="T2">What is the</text:span><text:span text:style-name="T12"> </text:span><text:span text:style-name="T16">findIndex</text:span><text:span text:style-name="T13">()</text:span><text:span text:style-name="T2"> </text:span><text:span text:style-name="T4">method</text:span><text:span text:style-name="T2">? </text:span><text:span text:style-name="T4">Where is it located, </text:span><text:span text:style-name="T2">Wh</text:span><text:span text:style-name="T5">at does it do </text:span><text:span text:style-name="T2">and </text:span><text:span text:style-name="T5">what is the syntax to make it work?</text:span></text:p>
        </text:list-item>
        <text:list-item>
          <text:p text:style-name="P43"><text:soft-page-break/><text:span text:style-name="T5">H</text:span><text:span text:style-name="T2">ow does </text:span><text:span text:style-name="T12">findIndex()</text:span><text:span text:style-name="T2"> differ from </text:span><text:span text:style-name="T12">indexOf()</text:span><text:span text:style-name="T2">?</text:span></text:p>
        </text:list-item>
        <text:list-item>
          <text:p text:style-name="P44"><text:span text:style-name="T2">Complete the exercises at the end of </text:span><text:span text:style-name="T6">Chapter 5: Higher-order Functions</text:span></text:p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, monospace"/>
    <style:font-face style:name="sans-serif" svg:font-family="sans-serif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Source Han Sans CN1" svg:font-family="'Source Han Sans CN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in" style:writing-mode="page"/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Source Han Sans CN1" style:font-family-asian="'Source Han Sans CN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3:01:58.923088906</meta:creation-date>
    <dc:date>2019-01-30T13:27:41.322738616</dc:date>
    <meta:editing-duration>PT6H50M4S</meta:editing-duration>
    <meta:editing-cycles>35</meta:editing-cycles>
    <meta:generator>LibreOffice/6.1.4.2$Linux_X86_64 LibreOffice_project/10$Build-2</meta:generator>
    <meta:document-statistic meta:table-count="0" meta:image-count="0" meta:object-count="0" meta:page-count="14" meta:paragraph-count="211" meta:word-count="3423" meta:character-count="18348" meta:non-whitespace-character-count="15277"/>
  </office:meta>
</office:document-meta>
</file>